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Fuentedepárrafopredeter." style:family="text">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T9" style:parent-style-name="Fuentedepárrafopredeter." style:family="text">
      <style:text-properties style:font-name="Arial" style:font-name-complex="Arial"/>
    </style:style>
    <style:style style:name="P10" style:parent-style-name="Normal" style:family="paragraph">
      <style:text-properties fo:font-weight="bold" style:font-weight-asian="bold" style:font-weight-complex="bold"/>
    </style:style>
    <style:style style:name="T11" style:parent-style-name="Fuentedepárrafopredeter." style:family="text">
      <style:text-properties style:font-name="Arial" style:font-name-complex="Arial"/>
    </style:style>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family="paragraph">
      <style:text-properties fo:font-weight="bold" style:font-weight-asian="bold" style:font-weight-complex="bold"/>
    </style:style>
    <style:style style:name="P17" style:parent-style-name="Normal" style:list-style-name="LFO3" style:family="paragraph"/>
    <style:style style:name="P18" style:parent-style-name="Normal" style:list-style-name="LFO3" style:family="paragraph"/>
    <style:style style:name="P19" style:parent-style-name="Normal" style:list-style-name="LFO3" style:family="paragraph"/>
    <style:style style:name="P20" style:parent-style-name="Normal" style:list-style-name="LFO3" style:family="paragraph"/>
    <style:style style:name="P21" style:parent-style-name="Normal" style:list-style-name="LFO3" style:family="paragraph"/>
    <style:style style:name="T22" style:parent-style-name="Fuentedepárrafopredeter." style:family="text">
      <style:text-properties style:font-name="Arial" style:font-name-complex="Arial"/>
    </style:style>
    <style:style style:name="P23" style:parent-style-name="Normal" style:family="paragraph">
      <style:text-properties fo:font-weight="bold" style:font-weight-asian="bold" style:font-weight-complex="bold"/>
    </style:style>
    <style:style style:name="P24" style:parent-style-name="Normal" style:list-style-name="LFO4" style:family="paragraph"/>
    <style:style style:name="P25" style:parent-style-name="Normal" style:list-style-name="LFO4" style:family="paragraph"/>
    <style:style style:name="T26" style:parent-style-name="Fuentedepárrafopredeter." style:family="text">
      <style:text-properties fo:font-style="italic" style:font-style-asian="italic" style:font-style-complex="italic"/>
    </style:style>
    <style:style style:name="P27" style:parent-style-name="Normal" style:list-style-name="LFO4" style:family="paragraph"/>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style:font-name="Arial" style:font-name-complex="Arial"/>
    </style:style>
    <style:style style:name="P30" style:parent-style-name="Normal" style:list-style-name="LFO4" style:family="paragraph"/>
    <style:style style:name="T31" style:parent-style-name="Fuentedepárrafopredeter." style:family="text">
      <style:text-properties fo:font-style="italic" style:font-style-asian="italic" style:font-style-complex="italic"/>
    </style:style>
    <style:style style:name="P32" style:parent-style-name="Normal" style:list-style-name="LFO4" style:family="paragraph"/>
    <style:style style:name="P33" style:parent-style-name="Normal" style:list-style-name="LFO4" style:family="paragraph"/>
    <style:style style:name="T34" style:parent-style-name="Fuentedepárrafopredeter." style:family="text">
      <style:text-properties fo:font-style="italic" style:font-style-asian="italic" style:font-style-complex="italic"/>
    </style:style>
    <style:style style:name="P35" style:parent-style-name="Normal" style:list-style-name="LFO4" style:family="paragraph"/>
    <style:style style:name="P36" style:parent-style-name="Normal" style:list-style-name="LFO4" style:family="paragraph"/>
    <style:style style:name="T37" style:parent-style-name="Fuentedepárrafopredeter." style:family="text">
      <style:text-properties fo:font-style="italic" style:font-style-asian="italic" style:font-style-complex="italic"/>
    </style:style>
    <style:style style:name="T38" style:parent-style-name="Fuentedepárrafopredeter." style:family="text">
      <style:text-properties style:font-name="Arial" style:font-name-complex="Arial"/>
    </style:style>
    <style:style style:name="P39" style:parent-style-name="Normal" style:family="paragraph">
      <style:text-properties fo:font-weight="bold" style:font-weight-asian="bold" style:font-weight-complex="bold"/>
    </style:style>
    <style:style style:name="P40" style:parent-style-name="Normal" style:list-style-name="LFO5" style:family="paragraph"/>
    <style:style style:name="P41" style:parent-style-name="Normal" style:list-style-name="LFO5" style:family="paragraph"/>
    <style:style style:name="P42" style:parent-style-name="Normal" style:list-style-name="LFO5" style:family="paragraph"/>
    <style:style style:name="T43" style:parent-style-name="Fuentedepárrafopredeter." style:family="text">
      <style:text-properties style:font-name="Arial" style:font-name-complex="Arial"/>
    </style:style>
    <style:style style:name="P44" style:parent-style-name="Normal" style:family="paragraph">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name="T49" style:parent-style-name="Fuentedepárrafopredeter." style:family="text">
      <style:text-properties style:font-name="Arial" style:font-name-complex="Arial"/>
    </style:style>
    <style:style style:name="P50" style:parent-style-name="Normal" style:family="paragraph">
      <style:text-properties fo:font-weight="bold" style:font-weight-asian="bold" style:font-weight-complex="bold"/>
    </style:style>
    <style:style style:name="P51" style:parent-style-name="Normal" style:list-style-name="LFO7" style:family="paragraph"/>
    <style:style style:name="P52" style:parent-style-name="Normal" style:list-style-name="LFO7" style:family="paragraph"/>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style:style style:name="P56" style:parent-style-name="Normal" style:list-style-name="LFO7" style:family="paragraph"/>
    <style:style style:name="P57" style:parent-style-name="Normal" style:family="paragraph">
      <style:paragraph-properties fo:margin-left="0.25in">
        <style:tab-stops/>
      </style:paragraph-properties>
    </style:style>
    <style:style style:name="T58" style:parent-style-name="Fuentedepárrafopredeter." style:family="text">
      <style:text-properties fo:font-weight="bold" style:font-weight-asian="bold" style:font-weight-complex="bold"/>
    </style:style>
    <style:style style:name="P59" style:parent-style-name="Normal" style:list-style-name="LFO9" style:family="paragraph"/>
    <style:style style:name="P60" style:parent-style-name="Normal" style:list-style-name="LFO9" style:family="paragraph"/>
    <style:style style:name="P61" style:parent-style-name="Normal" style:list-style-name="LFO9" style:family="paragraph"/>
    <style:style style:name="P62" style:parent-style-name="Normal" style:list-style-name="LFO9" style:family="paragraph"/>
    <style:style style:name="P63" style:parent-style-name="Normal" style:list-style-name="LFO9" style:family="paragraph"/>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office:automatic-styles>
  <office:body>
    <office:text text:use-soft-page-breaks="true">
      <text:p text:style-name="P1">¿Qué es una serie temporal?</text:p>
      <text:p text:style-name="Normal">Una serie temporal es una secuencia de datos recolectados y registrados en intervalos regulares de tiempo (por ejemplo: días, meses, años). Cada punto de la serie está asociado a una marca de tiempo. Ejemplos clásicos incluyen las temperaturas diarias, precios históricos de acciones o ventas mensuales.<text:span text:style-name="T2">​</text:span></text:p>
      <text:p text:style-name="P3"/>
      <text:p text:style-name="Normal">Una serie temporal es una secuencia ordenada de datos recopilados a intervalos de tiempo regulares (por ejemplo, años, meses, días, segundos). En Inteligencia Artificial (IA), le damos mucha importancia, porque estos datos permiten predecir comportamientos futuros.</text:p>
      <text:p text:style-name="P4">¿Para qué sirve el análisis de series temporales?</text:p>
      <text:p text:style-name="Normal">El análisis de series temporales permite identificar patrones, tendencias y estructuras dentro de los datos a lo largo del tiempo. Es clave para:</text:p>
      <text:list text:style-name="LFO1" text:continue-numbering="true">
        <text:list-item>
          <text:p text:style-name="P5">Describir el comportamiento de una variable.</text:p>
        </text:list-item>
        <text:list-item>
          <text:p text:style-name="P6">Explicar causas detrás de sus patrones.</text:p>
        </text:list-item>
        <text:list-item>
          <text:p text:style-name="P7">Predecir valores futuros (pronóstico).</text:p>
        </text:list-item>
        <text:list-item>
          <text:p text:style-name="P8">Tomar decisiones óptimas basadas en predicciones.<text:span text:style-name="T9">​</text:span></text:p>
        </text:list-item>
      </text:list>
      <text:p text:style-name="P10">Componentes principales de una serie temporal</text:p>
      <text:p text:style-name="Normal">Las series temporales suelen descomponerse en varios componentes básicos para entender mejor el comportamiento de los datos:<text:span text:style-name="T11">​</text:span></text:p>
      <text:list text:style-name="LFO2" text:continue-numbering="true">
        <text:list-item>
          <text:p text:style-name="P12">Tendencia: Dirección general (creciente, decreciente, estable) a largo plazo.</text:p>
        </text:list-item>
        <text:list-item>
          <text:p text:style-name="P13">Estacionalidad: Patrones que se repiten en intervalos regulares (por ejemplo, picos de ventas en Navidad).</text:p>
        </text:list-item>
        <text:list-item>
          <text:p text:style-name="P14">Ciclos: Fluctuaciones de mayor duración y sin periodicidad fija (por ejemplo, ciclos económicos).</text:p>
        </text:list-item>
        <text:list-item>
          <text:p text:style-name="P15">Ruido/Variación aleatoria: Movimientos impredecibles causados por factores accidentales o extraordinarios (crisis, accidentes, fenómenos naturales).</text:p>
        </text:list-item>
      </text:list>
      <text:p text:style-name="P16">Pasos básicos del análisis de series temporales</text:p>
      <text:list text:style-name="LFO3" text:continue-numbering="true">
        <text:list-item>
          <text:p text:style-name="P17">Análisis exploratorio de datos: Visualizar para detectar tendencias, estacionalidad o irregularidades.</text:p>
        </text:list-item>
        <text:list-item>
          <text:p text:style-name="P18">Descomposición: Separar los componentes (tendencia, estacionalidad, ruido) para facilitar el análisis.</text:p>
        </text:list-item>
        <text:list-item>
          <text:p text:style-name="P19">Modelado: Ajustar modelos que capten los patrones identificados (ver sección siguiente).</text:p>
        </text:list-item>
        <text:list-item>
          <text:p text:style-name="P20">Evaluación: Validar qué tan bien el modelo predice nuevos datos (por ejemplo, usando el error cuadrático medio RMSE).</text:p>
        </text:list-item>
        <text:list-item>
          <text:p text:style-name="P21">Pronóstico: Utilizar el modelo ajustado para realizar predicciones sobre datos futuros.<text:span text:style-name="T22">​</text:span></text:p>
        </text:list-item>
      </text:list>
      <text:p text:style-name="P23">Principales métodos de modelado</text:p>
      <text:list text:style-name="LFO4" text:continue-numbering="true">
        <text:list-item>
          <text:p text:style-name="P24">Modelos clásicos:</text:p>
          <text:list text:continue-numbering="true">
            <text:list-item>
              <text:p text:style-name="P25"><text:span text:style-name="T26">Promedio móvil simple (SMA):</text:span> Suaviza los datos para encontrar tendencia general.</text:p>
            </text:list-item>
            <text:list-item>
              <text:p text:style-name="P27"><text:span text:style-name="T28">Suavizado exponencial/Holt-Winters:</text:span> Da más peso a los datos recientes, puede capturar tendencia y estacionalidad.<text:span text:style-name="T29">​</text:span></text:p>
            </text:list-item>
            <text:list-item>
              <text:p text:style-name="P30"><text:span text:style-name="T31">ARIMA:</text:span> Modelo estadístico muy usado para series estacionarias y no estacionarias; capta tanto tendencia como estacionalidad.</text:p>
            </text:list-item>
          </text:list>
        </text:list-item>
        <text:list-item>
          <text:p text:style-name="P32">Machine Learning:</text:p>
          <text:list text:continue-numbering="true">
            <text:list-item>
              <text:p text:style-name="P33"><text:span text:style-name="T34">Bosques aleatorios, SVM:</text:span> Capturan patrones complejos y relaciones no lineales.</text:p>
            </text:list-item>
          </text:list>
        </text:list-item>
        <text:list-item>
          <text:p text:style-name="P35">Deep Learning:</text:p>
          <text:list text:continue-numbering="true">
            <text:list-item>
              <text:p text:style-name="P36"><text:span text:style-name="T37">LSTM, CNN:</text:span> Modelos muy potentes que aprenden patrones directamente de los datos, útiles para detectar dependencias complejas o de largo plazo.<text:span text:style-name="T38">​</text:span></text:p>
            </text:list-item>
          </text:list>
        </text:list-item>
      </text:list>
      <text:p text:style-name="P39">Desafíos frecuentes</text:p>
      <text:list text:style-name="LFO5" text:continue-numbering="true">
        <text:list-item>
          <text:p text:style-name="P40">Datos ausentes o irregulares en el tiempo.</text:p>
        </text:list-item>
        <text:list-item>
          <text:p text:style-name="P41">Cambios bruscos o eventos inesperados.</text:p>
        </text:list-item>
        <text:list-item>
          <text:p text:style-name="P42">Elección del modelo apropiado según la naturaleza de los datos.<text:span text:style-name="T43">​</text:span></text:p>
        </text:list-item>
      </text:list>
      <text:p text:style-name="P44">Aplicaciones prácticas</text:p>
      <text:list text:style-name="LFO6" text:continue-numbering="true">
        <text:list-item>
          <text:p text:style-name="P45">Predicción de ventas y demanda.</text:p>
        </text:list-item>
        <text:list-item>
          <text:p text:style-name="P46">Análisis financiero (precios de acciones).</text:p>
        </text:list-item>
        <text:list-item>
          <text:p text:style-name="P47">Monitoreo ambiental y climático.</text:p>
        </text:list-item>
        <text:list-item>
          <text:p text:style-name="P48">Mantenimiento predictivo en ingeniería.<text:span text:style-name="T49">​</text:span></text:p>
        </text:list-item>
      </text:list>
      <text:p text:style-name="P50">Terminología y siglas importantes</text:p>
      <text:list text:style-name="LFO7" text:continue-numbering="true">
        <text:list-item>
          <text:p text:style-name="P51">TS (Time Series): Serie Temporal.</text:p>
        </text:list-item>
        <text:list-item>
          <text:p text:style-name="P52">ARIMA (AutoRegressive Integrated Moving Average): Modelo estadístico que combina autoregresión, diferenciación para lograr estacionariedad y promedios móviles, utilizado comúnmente en series temporales.</text:p>
        </text:list-item>
        <text:list-item>
          <text:p text:style-name="P53">SMA (Simple Moving Average): Promedio móvil simple, técnica para suavizar datos.</text:p>
        </text:list-item>
        <text:list-item>
          <text:p text:style-name="P54">SES (Simple Exponential Smoothing): Suavizado Exponencial Simple, técnica que asigna pesos decrecientes a datos pasados.</text:p>
        </text:list-item>
        <text:list-item>
          <text:p text:style-name="P55">LSTM (Long Short-Term Memory): Tipo de red neuronal recurrente especializada en aprender dependencias a largo plazo en datos secuenciales.</text:p>
        </text:list-item>
        <text:list-item>
          <text:p text:style-name="P56">CNN (Convolutional Neural Network): Red neuronal convolucional, usada también en el análisis de series temporales para detectar patrones locales.</text:p>
        </text:list-item>
      </text:list>
      <text:p text:style-name="P57"><text:span text:style-name="T58">Pasos en el análisis de TS en IA</text:span></text:p>
      <text:list text:style-name="LFO9" text:continue-numbering="true">
        <text:list-item>
          <text:p text:style-name="P59">Preprocesamiento: Manejar datos faltantes, normalización y detección de anomalías.</text:p>
        </text:list-item>
        <text:list-item>
          <text:p text:style-name="P60">Descomposición: Separar TS en los componentes mencionados para comprenderlo mejor.</text:p>
        </text:list-item>
        <text:list-item>
          <text:p text:style-name="P61">Modelado: Aplicar modelos estadísticos como ARIMA o modelos de IA como LSTM.</text:p>
        </text:list-item>
        <text:list-item>
          <text:p text:style-name="P62">Validación: Evaluar modelos con métricas como RMSE (Root Mean Squared Error).</text:p>
        </text:list-item>
        <text:list-item>
          <text:p text:style-name="P63">Predicción: Uso del modelo para pronosticar valores futuros.</text:p>
        </text:list-item>
      </text:list>
      <text:p text:style-name="P64">Por qué usar IA en TS</text:p>
      <text:p text:style-name="Normal">Los métodos clásicos (ARIMA, suavizados) funcionan bien en datos con patrones lineales y bien definidos, pero los modelos de IA como LSTM y CNN pueden capturar relaciones complejas y no lineales en TS modernas, que suelen ser muy ruidosas o no estacionarias.</text:p>
      <text:p text:style-name="P65">Reflexión para la clase</text:p>
      <text:p text:style-name="Normal">¿Cómo crees que las redes LSTM pueden ser útiles para predecir datos donde la estacionalidad no es claramente visible? ¿Puedes pensar en un ejemplo concreto de la vida diaria donde la predicción basada en TS ayu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DengXian Light"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DengXian Light"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DengXian Light"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DengXian Light"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DengXian Light" style:font-name-complex="Times New Roman" fo:color="#0F4761"/>
    </style:style>
    <style:style style:name="Título6Car" style:display-name="Título 6 Car" style:family="text" style:parent-style-name="Fuentedepárrafopredeter.">
      <style:text-properties style:font-name-asian="DengXian Light"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DengXian Light" style:font-name-complex="Times New Roman" fo:color="#595959"/>
    </style:style>
    <style:style style:name="Título8Car" style:display-name="Título 8 Car" style:family="text" style:parent-style-name="Fuentedepárrafopredeter.">
      <style:text-properties style:font-name-asian="DengXian Light"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DengXian Light"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DengXian Light"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DengXian Light"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é Guaman</meta:initial-creator>
    <dc:creator>Noé Guaman</dc:creator>
    <meta:creation-date>2025-10-14T21:34:00Z</meta:creation-date>
    <dc:date>2025-10-14T22:00:00Z</dc:date>
    <meta:template xlink:href="Normal.dotm" xlink:type="simple"/>
    <meta:editing-cycles>1</meta:editing-cycles>
    <meta:editing-duration>PT1560S</meta:editing-duration>
    <meta:document-statistic meta:page-count="3" meta:paragraph-count="9" meta:word-count="736" meta:character-count="4776" meta:row-count="33" meta:non-whitespace-character-count="4049"/>
  </office:meta>
</office:document-meta>
</file>